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EC954AEF.png"/>
  <manifest:file-entry manifest:media-type="image/png" manifest:full-path="Pictures/100000000000032000000258B0456710.png"/>
  <manifest:file-entry manifest:media-type="image/png" manifest:full-path="Pictures/1000000000000640000004B0AF6A3641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115cm" fo:min-width="22.4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04cm" fo:min-width="12.154cm"/>
    </style:style>
    <style:style style:name="gr5" style:family="graphic" style:parent-style-name="standard">
      <style:graphic-properties draw:stroke="none" draw:fill="none" fo:min-height="5.6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207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4cm" fo:min-width="12.71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2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7cm" fo:min-width="16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9.5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5cm" fo:min-width="21.49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18.5cm"/>
    </style:style>
    <style:style style:name="gr18" style:family="graphic" style:parent-style-name="standard">
      <style:graphic-properties draw:stroke="none" draw:fill="none" fo:min-height="3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28.752cm"/>
    </style:style>
    <style:style style:name="gr20" style:family="graphic" style:parent-style-name="standard">
      <style:graphic-properties draw:stroke="none" draw:fill="none" fo:min-height="17.9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68cm" fo:min-width="15.7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7cm" fo:min-width="1.77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2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8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83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5cm" fo:min-width="1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5cm" fo:min-width="10.22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9.67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8.754cm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289cm" fo:padding-top="0.13cm" fo:padding-bottom="0.13cm" fo:padding-left="0.25cm" fo:padding-right="0.25cm" fo:wrap-option="wrap" draw:shadow="hidden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614cm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49cm" fo:min-width="13.46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855cm"/>
    </style:style>
    <style:style style:name="gr53" style:family="graphic" style:parent-style-name="standard">
      <style:graphic-properties draw:stroke="none" draw:fill="none" fo:min-height="1.0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0.56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5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25cm" fo:min-width="24.68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25cm" fo:min-width="42.65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44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20.57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87cm" fo:min-width="21.32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6cm" fo:min-width="6.60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02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29cm" fo:min-width="9.571cm"/>
    </style:style>
    <style:style style:name="pr1" style:family="presentation" style:parent-style-name="oranssi-notes">
      <style:graphic-properties draw:fill-color="#ffffff" draw:auto-grow-height="true" fo:min-height="13.365cm"/>
    </style:style>
    <style:style style:name="pr2" style:family="presentation" style:parent-style-name="oranssi-notes">
      <style:graphic-properties draw:fill-color="#ffffff" fo:min-height="13.114cm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style:punctuation-wrap="hanging" style:line-break="strict"/>
    </style:style>
    <style:style style:name="P8" style:family="paragraph">
      <style:paragraph-properties style:punctuation-wrap="hanging" style:line-break="strict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.194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" style:family="paragraph">
      <style:text-properties fo:font-size="48pt" fo:font-weight="bold" style:font-size-asian="48pt" style:font-weight-asian="bold" style:font-size-complex="48pt" style:font-weight-complex="bold"/>
    </style:style>
    <style:style style:name="P12" style:family="paragraph">
      <style:text-properties fo:font-size="28pt" fo:font-style="italic" style:font-size-asian="28pt" style:font-style-asian="italic" style:font-size-complex="28pt" style:font-style-complex="italic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line-height="100%" fo:text-indent="0cm" style:punctuation-wrap="hanging" style:line-break="strict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1" style:family="paragraph">
      <style:text-properties fo:font-size="36pt" fo:text-shadow="1pt 1pt" fo:font-weight="bold" style:font-size-asian="36pt" style:font-weight-asian="bold" style:font-size-complex="36pt" style:font-weight-complex="bold"/>
    </style:style>
    <style:style style:name="P22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3" style:family="paragraph"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25" style:family="paragraph">
      <style:text-properties fo:font-size="20pt" style:font-size-asian="20pt" style:font-size-complex="2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AlMohanad" style:font-pitch="variable"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family="'Bitstream Charter'" style:font-family-generic="roman" style:font-pitch="variabl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size="48pt" fo:font-weight="bold" style:font-size-asian="48pt" style:font-weight-asian="bold" style:font-size-complex="48pt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fo:font-family="'Bitstream Vera Sans Mono'" style:font-family-generic="modern" style:font-pitch="fixed" fo:font-size="22pt" fo:language="en" fo:country="US" style:font-size-asian="22pt" style:font-size-complex="22pt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5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6pt" fo:font-weight="bold" style:font-size-asian="26pt" style:font-weight-asian="bold" style:font-size-complex="26pt" style:font-weight-complex="bold"/>
    </style:style>
    <style:style style:name="T2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fo:font-family="Tahoma" style:font-pitch="variable" fo:language="en" fo:country="US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26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0pt" style:font-size-asian="20pt" style:font-size-complex="20pt"/>
    </style:style>
    <style:style style:name="T32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oranssi">
        <office:forms form:automatic-focus="false" form:apply-design-mode="false"/>
        <draw:frame draw:style-name="gr1" draw:text-style-name="P1" draw:layer="layout" svg:width="22cm" svg:height="9.365cm" svg:x="3cm" svg:y="7cm">
          <draw:text-box>
            <text:p><text:span text:style-name="T1">Ruby Object Model and MetaProgramming</text:span></text:p>
          </draw:text-box>
        </draw:frame>
        <draw:frame draw:style-name="gr2" draw:text-style-name="P2" draw:layer="layout" svg:width="4.968cm" svg:height="1.783cm" svg:x="22.5cm" svg:y="18.538cm">
          <draw:text-box>
            <text:p><text:span text:style-name="T2">Prashant Sahni</text:span></text:p>
            <text:p><text:span text:style-name="T2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layer="layout" svg:width="19cm" svg:height="14.354cm" svg:x="1.5cm" svg:y="2cm">
          <draw:text-box>
            <text:p><text:span text:style-name="T3"><text:tab/></text:span><text:span text:style-name="T3"><text:tab/></text:span><text:span text:style-name="T3">Objects</text:span></text:p>
            <text:p><text:span text:style-name="T3"><text:tab/></text:span><text:span text:style-name="T3"><text:tab/></text:span><text:span text:style-name="T3">Self</text:span></text:p>
            <text:p><text:span text:style-name="T3"><text:tab/></text:span><text:span text:style-name="T3"><text:tab/></text:span><text:span text:style-name="T3">Current class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>
        <office:forms form:automatic-focus="false" form:apply-design-mode="false"/>
        <draw:frame draw:style-name="gr5" draw:layer="layout" svg:width="26.101cm" svg:height="9.227cm" svg:x="0.5cm" svg:y="3cm">
          <draw:text-box>
            <text:p><text:span text:style-name="T4">There seems to be a lot of concepts here classes, objects , class objects, instance methods , class methods, singleton classes, virtual classes.</text:span></text:p>
            <text:p><text:span text:style-name="T4"/></text:p>
            <text:p><text:span text:style-name="T4"/></text:p>
            <text:p><text:span text:style-name="T4"/></text:p>
            <text:p text:id="id4"><text:span text:style-name="T4">But in reality Ruby has just a single underlying class and object structure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3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>
        <office:forms form:automatic-focus="false" form:apply-design-mode="false"/>
        <draw:frame draw:style-name="gr6" draw:text-style-name="P3" draw:layer="layout" svg:width="22.707cm" svg:height="8.387cm" svg:x="2.793cm" svg:y="6cm">
          <draw:text-box>
            <text:p><text:span text:style-name="T5">State </text:span></text:p>
            <text:p><text:span text:style-name="T5">+Behaviour</text:span></text:p>
            <text:p><text:span text:style-name="T6"/></text:p>
            <text:p><text:span text:style-name="T7">= Object</text:span></text:p>
          </draw:text-box>
        </draw:frame>
        <draw:line draw:style-name="gr7" draw:text-style-name="P4" draw:layer="layout" svg:x1="3cm" svg:y1="10.5cm" svg:x2="13cm" svg:y2="10.5cm">
          <text:p/>
        </draw:line>
        <presentation:notes draw:style-name="dp2">
          <draw:page-thumbnail draw:style-name="gr3" draw:layer="layout" svg:width="14.856cm" svg:height="11.135cm" svg:x="3.071cm" svg:y="2.256cm" draw:page-number="4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>
        <office:forms form:automatic-focus="false" form:apply-design-mode="false"/>
        <draw:custom-shape draw:style-name="gr8" draw:text-style-name="P4" draw:layer="layout" svg:width="7.5cm" svg:height="9cm" svg:x="10.5cm" svg:y="6.5cm">
          <text:p text:style-name="P4">@name: “John”</text:p>
          <text:p text:style-name="P4">@age: 23</text:p>
          <text:p text:style-name="P4">-----------------------------------</text:p>
          <text:p text:style-name="P4">Age()</text:p>
          <text:p text:style-name="P4">friendship_with(other)</text:p>
          <text:p text:style-name="P4"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86cm" svg:height="1.775cm" svg:x="4cm" svg:y="10cm">
          <draw:text-box>
            <text:p><text:span text:style-name="T8">John</text:span></text:p>
          </draw:text-box>
        </draw:frame>
        <draw:line draw:style-name="gr9" draw:text-style-name="P4" draw:layer="layout" svg:x1="7cm" svg:y1="11cm" svg:x2="10cm" svg:y2="11cm">
          <text:p/>
        </draw:line>
        <draw:frame draw:style-name="gr2" draw:text-style-name="P6" draw:layer="layout" svg:width="11.217cm" svg:height="1.614cm" svg:x="8cm" svg:y="2.5cm">
          <draw:text-box>
            <text:p><text:span text:style-name="T9">Object Introspectio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5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>
        <office:forms form:automatic-focus="false" form:apply-design-mode="false"/>
        <draw:custom-shape draw:style-name="gr8" draw:text-style-name="P4" draw:layer="layout" svg:width="7.5cm" svg:height="9cm" svg:x="4.5cm" svg:y="6cm">
          <text:p text:style-name="P4">@name: “John”</text:p>
          <text:p text:style-name="P4">@age: 23</text:p>
          <text:p text:style-name="P4">-----------------------------------</text:p>
          <text:p text:style-name="P4"/>
          <text:p text:style-name="P4">Method tab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5cm" svg:height="9cm" svg:x="15.5cm" svg:y="6cm">
          <text:p text:style-name="P4">User</text:p>
          <text:p text:style-name="P4"/>
          <text:p text:style-name="P4"/>
          <text:p text:style-name="P4"/>
          <text:p text:style-name="P4">Age()</text:p>
          <text:p text:style-name="P4">friendship_with(other)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1cm" svg:y1="12cm" svg:x2="15.5cm" svg:y2="12cm">
          <text:p/>
        </draw:line>
        <draw:frame draw:style-name="gr10" draw:layer="layout" svg:width="13.217cm" svg:height="3.114cm" svg:x="8.283cm" svg:y="2.5cm">
          <draw:text-box>
            <text:p><text:span text:style-name="T9">Object Introspectio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6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>
        <office:forms form:automatic-focus="false" form:apply-design-mode="false"/>
        <draw:custom-shape draw:style-name="gr8" draw:text-style-name="P4" draw:layer="layout" svg:width="7.5cm" svg:height="9cm" svg:x="4.5cm" svg:y="6cm">
          <text:p text:style-name="P4">@name: “John”</text:p>
          <text:p text:style-name="P4">@dob: 12/05/87</text:p>
          <text:p text:style-name="P4">-----------------------------------</text:p>
          <text:p text:style-name="P4"/>
          <text:p text:style-name="P4">Method tab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5cm" svg:height="9cm" svg:x="4.5cm" svg:y="6cm">
          <text:p text:style-name="P4">@name: “John”</text:p>
          <text:p text:style-name="P4">@dob: 12/05/87</text:p>
          <text:p text:style-name="P4">-----------------------------------</text:p>
          <text:p text:style-name="P4"/>
          <text:p text:style-name="P4">Method table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5cm" svg:height="9cm" svg:x="4.5cm" svg:y="6cm">
          <text:p text:style-name="P4">@name: “John”</text:p>
          <text:p text:style-name="P4">@age: 23</text:p>
          <text:p text:style-name="P4">-----------------------------------</text:p>
          <text:p text:style-name="P4"/>
          <text:p text:style-name="P4">clas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.5cm" svg:height="9cm" svg:x="15.5cm" svg:y="6cm">
          <text:p text:style-name="P4">User</text:p>
          <text:p text:style-name="P4"/>
          <text:p text:style-name="P4"/>
          <text:p text:style-name="P4"/>
          <text:p text:style-name="P4">Age()</text:p>
          <text:p text:style-name="P4">friendship_with(other)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5cm" svg:y1="12cm" svg:x2="15.5cm" svg:y2="12cm">
          <text:p/>
        </draw:line>
        <draw:frame draw:style-name="gr11" draw:layer="layout" svg:width="13.717cm" svg:height="1.614cm" svg:x="8cm" svg:y="2cm">
          <draw:text-box>
            <text:p><text:span text:style-name="T9">Object Introspectio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7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>
        <office:forms form:automatic-focus="false" form:apply-design-mode="false"/>
        <draw:frame draw:style-name="gr12" draw:text-style-name="P2" draw:layer="layout" svg:width="17cm" svg:height="16.507cm" svg:x="4.5cm" svg:y="2cm">
          <draw:text-box>
            <text:p><text:span text:style-name="T2"/></text:p>
            <text:p><text:span text:style-name="T2"/></text:p>
            <text:p><text:span text:style-name="T2">class User</text:span></text:p>
            <text:p><text:span text:style-name="T2"><text:tab/></text:span></text:p>
            <text:p><text:span text:style-name="T2"><text:s text:c="5"/></text:span><text:span text:style-name="T2">def initialize(name, <text:s/>age, gender )</text:span></text:p>
            <text:p><text:span text:style-name="T2"><text:tab/></text:span><text:span text:style-name="T2"><text:tab/></text:span><text:span text:style-name="T2">@name = name</text:span></text:p>
            <text:p><text:span text:style-name="T2"><text:tab/></text:span><text:span text:style-name="T2"><text:tab/></text:span><text:span text:style-name="T2">@age = age</text:span></text:p>
            <text:p><text:span text:style-name="T2"><text:tab/></text:span><text:span text:style-name="T2"><text:tab/></text:span><text:span text:style-name="T2">@gender = gender</text:span></text:p>
            <text:p><text:span text:style-name="T2"><text:tab/></text:span><text:span text:style-name="T2">end</text:span></text:p>
            <text:p><text:span text:style-name="T2"/></text:p>
            <text:p><text:span text:style-name="T2"><text:tab/></text:span><text:span text:style-name="T2">def age</text:span><text:span text:style-name="T2"><text:tab/></text:span></text:p>
            <text:p><text:span text:style-name="T2"><text:tab/></text:span><text:span text:style-name="T2">end</text:span></text:p>
            <text:p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<text:tab/></text:span><text:span text:style-name="T2">def freindship_with(someone)</text:span></text:p>
            <text:p><text:span text:style-name="T2"><text:tab/></text:span><text:span text:style-name="T2">end</text:span></text:p>
            <text:p><text:span text:style-name="T2"/></text:p>
            <text:p><text:span text:style-name="T2">end</text:span></text:p>
            <text:p><text:span text:style-name="T2"/></text:p>
            <text:p><text:span text:style-name="T2">john = User.new("John", 23, :male)</text:span></text:p>
          </draw:text-box>
        </draw:frame>
        <draw:frame draw:style-name="gr13" draw:text-style-name="P8" draw:layer="layout" svg:width="15.5cm" svg:height="2cm" svg:x="7cm" svg:y="1.5cm">
          <draw:text-box>
            <text:p text:style-name="P7"><text:span text:style-name="T10">Introspection in Action</text:span></text:p>
          </draw:text-box>
        </draw:frame>
        <draw:frame draw:style-name="gr14" draw:text-style-name="P2" draw:layer="layout" svg:width="8.346cm" svg:height="1.5cm" svg:x="16.5cm" svg:y="18cm">
          <draw:text-box>
            <text:p text:id="id5"><text:span text:style-name="T2">Can't we apply a loop her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5" anim:sub-item="text" smil:attributeName="visibility" smil:to="visible"/>
                  <anim:transitionFilter smil:dur="0.1s" smil:targetElement="id5" anim:sub-item="text" smil:type="fade" smil:subtype="crossfade"/>
                  <anim:animate smil:dur="0.4s" smil:fill="hold" smil:targetElement="id5" anim:sub-item="text" smil:attributeName="x" smil:values="x;x" smil:keyTimes="0;1"/>
                  <anim:animate smil:dur="0.4s" smil:fill="hold" smil:targetElement="id5" anim:sub-item="text" smil:attributeName="y" smil:values="y+0.31;y+0.31" smil:keyTimes="0;1"/>
                  <anim:animate smil:begin="0.4s" smil:dur="0.6s" smil:fill="hold" smil:decelerate="0.5" smil:targetElement="id5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5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8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>
        <office:forms form:automatic-focus="false" form:apply-design-mode="false"/>
        <draw:frame draw:style-name="gr15" draw:text-style-name="P9" draw:layer="layout" svg:width="21.991cm" svg:height="19cm" svg:x="3.5cm" svg:y="1.5cm">
          <draw:text-box>
            <text:p text:style-name="P9"><text:span text:style-name="T11"/></text:p>
            <text:p text:style-name="P9"><text:span text:style-name="T11"/></text:p>
            <text:p text:style-name="P9"><text:span text:style-name="T11">class User</text:span></text:p>
            <text:p text:style-name="P9"><text:span text:style-name="T11"><text:s text:c="2"/></text:span><text:span text:style-name="T11">def initialize(attributes)</text:span></text:p>
            <text:p text:style-name="P9"><text:span text:style-name="T11"><text:s text:c="4"/></text:span><text:span text:style-name="T11">attributes.each do |attr, val|</text:span></text:p>
            <text:p text:style-name="P9"><text:span text:style-name="T11"><text:s text:c="6"/></text:span><text:span text:style-name="T11">instance_variable_set("@#{attr}", val)</text:span></text:p>
            <text:p text:style-name="P9"><text:span text:style-name="T11"><text:s text:c="4"/></text:span><text:span text:style-name="T11">end</text:span></text:p>
            <text:p text:style-name="P9"><text:span text:style-name="T11"><text:s text:c="2"/></text:span><text:span text:style-name="T11">end</text:span></text:p>
            <text:p text:style-name="P9"><text:span text:style-name="T11">end</text:span></text:p>
            <text:p text:style-name="P9"><text:span text:style-name="T11"/></text:p>
            <text:p text:style-name="P9"><text:span text:style-name="T11">User.new :name =&gt; 'John', </text:span></text:p>
            <text:p text:style-name="P10"><text:span text:style-name="T11"><text:tab/></text:span><text:span text:style-name="T11"><text:tab/></text:span><text:span text:style-name="T11"><text:tab/></text:span><text:span text:style-name="T11">:age =&gt; '23',</text:span></text:p>
            <text:p text:style-name="P10"><text:span text:style-name="T11"><text:tab/></text:span><text:span text:style-name="T11"><text:tab/></text:span><text:span text:style-name="T11"><text:tab/></text:span><text:span text:style-name="T11">:sex =&gt; :male</text:span></text:p>
          </draw:text-box>
        </draw:frame>
        <draw:frame draw:style-name="gr2" draw:layer="layout" svg:width="14.044cm" svg:height="1.775cm" svg:x="6.5cm" svg:y="1cm">
          <draw:text-box>
            <text:p text:style-name="P7"><text:span text:style-name="T10">Introspection in Actio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9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>
        <office:forms form:automatic-focus="false" form:apply-design-mode="false"/>
        <draw:frame draw:style-name="gr16" draw:text-style-name="P11" draw:layer="layout" svg:width="16.5cm" svg:height="13.467cm" svg:x="7.5cm" svg:y="4.5cm">
          <draw:text-box>
            <text:p><text:span text:style-name="T5">Self</text:span></text:p>
            <text:p><text:span text:style-name="T5"/></text:p>
            <text:p><text:span text:style-name="T6">Current object</text:span></text:p>
            <text:p><text:span text:style-name="T6"/></text:p>
            <text:p><text:span text:style-name="T6">- Default receiver</text:span></text:p>
            <text:p><text:span text:style-name="T6"/></text:p>
            <text:p><text:span text:style-name="T6">- Where @var are found</text:span></text:p>
            <text:p><text:span text:style-name="T6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0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draw:style-name="gr17" draw:layer="layout" svg:width="21cm" svg:height="4.921cm" svg:x="2.5cm" svg:y="7.5cm">
          <draw:text-box>
            <text:p text:id="id6"><text:span text:style-name="T1">- Object.do_something(params</text:span>)</text:p>
            <text:p/>
            <text:p text:id="id7"><text:span text:style-name="T2">”</text:span> <text:span text:style-name="T1">In Ruby every bit of code returns a value.</text:span> “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1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>
        <office:forms form:automatic-focus="false" form:apply-design-mode="false"/>
        <draw:frame draw:style-name="gr18" draw:text-style-name="P5" draw:layer="layout" svg:width="15.5cm" svg:height="3.275cm" svg:x="3.5cm" svg:y="6cm">
          <draw:text-box>
            <text:p><text:span text:style-name="T6">Singleton methods</text:span></text:p>
          </draw:text-box>
        </draw:frame>
        <draw:frame draw:style-name="gr19" draw:text-style-name="P12" draw:layer="layout" svg:width="23.5cm" svg:height="2.655cm" svg:x="3cm" svg:y="9.5cm">
          <draw:text-box>
            <text:p text:id="id8"><text:span text:style-name="T12">The methods that you want to define for a particular object , are called singleton methods.</text:span><text:span text:style-name="T12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checkerBoardWipe" smil:subtype="across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2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draw:style-name="gr20" draw:layer="layout" svg:width="29cm" svg:height="18.24cm" svg:x="1.5cm" svg:y="1.5cm">
          <draw:text-box>
            <text:p><text:span text:style-name="T13"/></text:p>
            <text:p><text:span text:style-name="T6">Q. Where the singleton methods live ?</text:span></text:p>
            <text:p><text:span text:style-name="T6"/></text:p>
            <text:p text:id="id9"><text:span text:style-name="T6">A. </text:span><text:span text:style-name="T14">An object’s singleton methods live in the object’s singleton class.</text:span></text:p>
            <text:p><text:span text:style-name="T14"/></text:p>
            <text:p text:id="id10"><text:span text:style-name="T15"><text:s/></text:span><text:span text:style-name="T15">Every object has two classes:</text:span></text:p>
            <text:p><text:span text:style-name="T15"/></text:p>
            <text:p text:id="id11"><text:span text:style-name="T15">- The class of which it is an instance.</text:span></text:p>
            <text:p text:id="id12"><text:span text:style-name="T15">- Its singleton class.</text:span></text:p>
            <text:p><text:span text:style-name="T6"/></text:p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s" smil:fill="hold" smil:targetElement="id9" anim:sub-item="text" smil:attributeName="visibility" smil:to="visible"/>
                  <anim:transitionFilter smil:dur="0.4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3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draw:frame draw:style-name="gr21" draw:text-style-name="P13" draw:layer="layout" svg:width="28cm" svg:height="18.705cm" svg:x="0.5cm" svg:y="4.091cm">
          <draw:text-box>
            <text:p><text:span text:style-name="T16"><text:tab/></text:span><text:span text:style-name="T16">class &lt;&lt; obj</text:span></text:p>
            <text:p><text:span text:style-name="T16"/></text:p>
            <text:p><text:span text:style-name="T16">- </text:span><text:span text:style-name="T16"><text:tab/></text:span><text:span text:style-name="T16">I</text:span><text:span text:style-name="T6">t puts you in a definition block for the </text:span><text:span text:style-name="T6"><text:tab/></text:span><text:span text:style-name="T6"><text:tab/></text:span><text:span text:style-name="T6"> <text:s text:c="7"/>singleton class of object, whatever object <text:s text:c="9"/>may be.</text:span><text:span text:style-name="T16"> </text:span></text:p>
            <text:p><text:span text:style-name="T16"/></text:p>
            <text:p text:id="id13"><text:span text:style-name="T16"><text:s text:c="4"/>“</text:span><text:span text:style-name="T16">build <text:s/>a new</text:span></text:p>
            <text:p text:id="id14"><text:span text:style-name="T16"><text:s text:c="19"/></text:span><text:span text:style-name="T16">class just for object obj.”</text:span></text:p>
            <text:p><text:span text:style-name="T16"/></text:p>
            <text:p><text:span text:style-name="T16"/></text:p>
            <text:p><text:span text:style-name="T1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width" smil:values="width*0.70;width" smil:keyTimes="0;1"/>
                  <anim:animate smil:dur="1s" smil:fill="hold" smil:targetElement="id13" anim:sub-item="text" smil:attributeName="height" smil:values="height;height" smil:keyTimes="0;1"/>
                  <anim:transitionFilter smil:dur="1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4" anim:sub-item="text" smil:attributeName="visibility" smil:to="visible"/>
                  <anim:animate smil:dur="1s" smil:fill="hold" smil:targetElement="id14" anim:sub-item="text" smil:attributeName="width" smil:values="width*0.70;width" smil:keyTimes="0;1"/>
                  <anim:animate smil:dur="1s" smil:fill="hold" smil:targetElement="id14" anim:sub-item="text" smil:attributeName="height" smil:values="height;height" smil:keyTimes="0;1"/>
                  <anim:transitionFilter smil:dur="1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4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draw:custom-shape draw:style-name="gr8" draw:text-style-name="P4" draw:layer="layout" svg:width="4.5cm" svg:height="4.411cm" svg:x="7.5cm" svg:y="13.5cm">
          <text:p text:style-name="P4"><text:span text:style-name="T17">@name = “cricket”</text:span></text:p>
          <text:p text:style-name="P4"/>
          <text:p text:style-name="P4">---------------</text:p>
          <text:p text:style-name="P4"/>
          <text:p text:style-name="P4">class</text:p>
          <draw:enhanced-geometry svg:viewBox="0 0 21600 21600" draw:type="rectangle" draw:enhanced-path="M 0 0 L 21600 0 21600 21600 0 21600 0 0 Z N"/>
        </draw:custom-shape>
        <draw:custom-shape draw:style-name="gr8" draw:text-style-name="P4" draw:id="id2" draw:layer="layout" svg:width="4.5cm" svg:height="4.5cm" svg:x="19.5cm" svg:y="7.5cm">
          <text:p text:style-name="P4">Super class</text:p>
          <text:p text:style-name="P4"/>
          <text:p text:style-name="P4">-----------------------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draw:style-name="gr22" draw:text-style-name="P1" draw:layer="layout" svg:width="4cm" svg:height="2.017cm" svg:x="1cm" svg:y="15cm">
          <draw:text-box>
            <text:p><text:span text:style-name="T1">cricket</text:span></text:p>
          </draw:text-box>
        </draw:frame>
        <draw:custom-shape draw:style-name="gr8" draw:text-style-name="P4" draw:id="id1" draw:layer="layout" svg:width="4.5cm" svg:height="5cm" svg:x="19.5cm" svg:y="14cm">
          <text:p text:style-name="P4"/>
          <text:p text:style-name="P4">Super class</text:p>
          <text:p text:style-name="P4">---------------</text:p>
          <text:p text:style-name="P4">one-day()</text:p>
          <text:p text:style-name="P4"/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0cm" svg:height="1.271cm" svg:x="15.5cm" svg:y="12cm">
          <draw:text-box>
            <text:p><text:span text:style-name="T18">Anoynomous class</text:span></text:p>
          </draw:text-box>
        </draw:frame>
        <draw:line draw:style-name="gr9" draw:text-style-name="P4" draw:layer="layout" svg:x1="12cm" svg:y1="17cm" svg:x2="19.5cm" svg:y2="17cm">
          <text:p/>
        </draw:line>
        <draw:connector draw:style-name="gr9" draw:text-style-name="P4" draw:layer="layout" draw:type="lines" svg:x1="24cm" svg:y1="16.5cm" svg:x2="24cm" svg:y2="9.75cm" draw:start-shape="id1" draw:start-glue-point="1" draw:end-shape="id2" draw:end-glue-point="1" svg:d="m24000 16500h501l51-6750h-552">
          <text:p/>
        </draw:connector>
        <draw:frame draw:style-name="gr24" draw:text-style-name="P14" draw:layer="layout" svg:width="5.772cm" svg:height="1.271cm" svg:x="14cm" svg:y="8cm">
          <draw:text-box>
            <text:p><text:span text:style-name="T18"><text:tab/></text:span><text:span text:style-name="T18">Game </text:span></text:p>
          </draw:text-box>
        </draw:frame>
        <draw:custom-shape draw:style-name="gr8" draw:text-style-name="P4" draw:id="id3" draw:layer="layout" svg:width="4.5cm" svg:height="4.5cm" svg:x="19.5cm" svg:y="1.5cm">
          <text:p text:style-name="P4">Object</text:p>
          <text:p text:style-name="P4"/>
          <text:p text:style-name="P4">-----------------------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5cm" svg:y1="15.72cm" svg:x2="7.5cm" svg:y2="15.72cm">
          <text:p/>
        </draw:line>
        <draw:connector draw:style-name="gr9" draw:text-style-name="P4" draw:layer="layout" svg:x1="24.122cm" svg:y1="8.555cm" svg:x2="24cm" svg:y2="3.75cm" draw:end-shape="id3" draw:end-glue-point="1" svg:d="m24122 8555h430v-4805h-552">
          <text:p/>
        </draw:connector>
        <presentation:notes draw:style-name="dp2">
          <draw:page-thumbnail draw:style-name="gr3" draw:layer="layout" svg:width="14.856cm" svg:height="11.135cm" svg:x="3.071cm" svg:y="2.256cm" draw:page-number="15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draw:style-name="gr2" draw:text-style-name="P15" draw:layer="layout" svg:width="24.399cm" svg:height="5.739cm" svg:x="2cm" svg:y="3cm">
          <draw:text-box>
            <text:p><text:span text:style-name="T19">A method defined as a singleton method of a</text:span></text:p>
            <text:p><text:span text:style-name="T19">class object can also be called on subclasses of </text:span></text:p>
            <text:p><text:span text:style-name="T19">that class. </text:span></text:p>
            <text:p><text:span text:style-name="T19"/></text:p>
          </draw:text-box>
        </draw:frame>
        <draw:frame draw:style-name="gr25" draw:text-style-name="P16" draw:layer="layout" svg:width="13.5cm" svg:height="7.986cm" svg:x="5cm" svg:y="8cm">
          <draw:text-box>
            <text:p><text:span text:style-name="T20">class D</text:span></text:p>
            <text:p><text:span text:style-name="T20"><text:s text:c="2"/></text:span><text:span text:style-name="T20">def self.a_method</text:span></text:p>
            <text:p><text:span text:style-name="T20"><text:s text:c="2"/></text:span><text:span text:style-name="T20">end </text:span></text:p>
            <text:p><text:span text:style-name="T20">end</text:span></text:p>
            <text:p><text:span text:style-name="T20"/></text:p>
            <text:p><text:span text:style-name="T20">class C &lt; D</text:span></text:p>
            <text:p><text:span text:style-name="T20">en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6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draw:style-name="gr26" draw:text-style-name="P3" draw:layer="layout" svg:width="11.353cm" svg:height="1.775cm" svg:x="9cm" svg:y="4cm">
          <draw:text-box>
            <text:p><text:span text:style-name="T6">Extending classes</text:span></text:p>
          </draw:text-box>
        </draw:frame>
        <draw:frame draw:style-name="gr27" draw:text-style-name="P17" draw:layer="layout" svg:width="17.333cm" svg:height="2.461cm" svg:x="7cm" svg:y="10cm">
          <draw:text-box>
            <text:p><text:span text:style-name="T21">Ruby classes are never closed.</text:span></text:p>
            <text:p><text:span text:style-name="T21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7" presentation:class="page"/>
          <draw:frame presentation:style-name="pr1" draw:text-style-name="P18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draw:style-name="gr2" draw:text-style-name="P5" draw:layer="layout" svg:width="7.944cm" svg:height="1.775cm" svg:x="8.5cm" svg:y="1cm">
          <draw:text-box>
            <text:p><text:span text:style-name="T8">Current Class</text:span></text:p>
          </draw:text-box>
        </draw:frame>
        <draw:frame draw:style-name="gr28" draw:layer="layout" svg:width="17.787cm" svg:height="19.401cm" svg:x="5.213cm" svg:y="3cm">
          <draw:text-box>
            <text:p text:id="id15"><text:s text:c="3"/>class Parent</text:p>
            <text:p text:id="id16"><text:s text:c="5"/>def hello</text:p>
            <text:p text:id="id17"><text:s text:c="7"/>puts "In parent"</text:p>
            <text:p text:id="id18"><text:s text:c="5"/>end</text:p>
            <text:p text:id="id19"><text:s text:c="3"/>end</text:p>
            <text:p text:id="id20"><text:s text:c="3"/>class Child &lt; Parent</text:p>
            <text:p text:id="id21"><text:s text:c="5"/>def hello</text:p>
            <text:p text:id="id22"><text:s text:c="7"/>puts "In child"</text:p>
            <text:p text:id="id23"><text:s text:c="5"/>end</text:p>
            <text:p text:id="id24"><text:s text:c="3"/>end</text:p>
            <text:p/>
            <text:p text:id="id25"><text:s text:c="3"/>c = Child.new</text:p>
            <text:p text:id="id26"><text:s text:c="3"/>c.hello</text:p>
            <text:p/>
            <text:p text:id="id27"><text:s text:c="3"/>class Child</text:p>
            <text:p text:id="id28"><text:s text:c="5"/>remove_method :hello <text:s/># remove from child, still in parent</text:p>
            <text:p text:id="id29"><text:s text:c="3"/>end</text:p>
            <text:p text:id="id30"><text:s text:c="3"/>c.hello</text:p>
            <text:p/>
            <text:p text:id="id31"><text:s text:c="3"/>class Child</text:p>
            <text:p text:id="id32"><text:s text:c="5"/>undef_method :hello <text:s text:c="2"/># prevent any calls to 'hello'</text:p>
            <text:p text:id="id33"><text:s text:c="3"/>end</text:p>
            <text:p text:id="id34"><text:s text:c="3"/>c.hello</text:p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8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>
        <office:forms form:automatic-focus="false" form:apply-design-mode="false"/>
        <draw:frame draw:style-name="gr29" draw:text-style-name="P15" draw:layer="layout" svg:width="21cm" svg:height="16.51cm" svg:x="2.5cm" svg:y="2cm">
          <draw:text-box>
            <text:p><text:span text:style-name="T19">Ruby is Dynamic</text:span></text:p>
            <text:p><text:span text:style-name="T19">- </text:span><text:span text:style-name="T22">Things can be renegotiated at run time</text:span></text:p>
            <text:p><text:span text:style-name="T14"/></text:p>
            <text:p><text:span text:style-name="T14">MetaProgramming</text:span></text:p>
            <text:p text:id="id35"><text:span text:style-name="T14">- </text:span><text:span text:style-name="T22">Code that writes code</text:span></text:p>
            <text:p text:id="id36"><text:span text:style-name="T22">- Its about programming your programming</text:span></text:p>
            <text:p text:id="id37"><text:span text:style-name="T22">- Its about reading(anaylsing) and writing code at run time.</text:span></text:p>
            <text:p text:id="id38"><text:span text:style-name="T22">- Ability to introspect(Reflection)</text:span></text:p>
            <text:p text:id="id39"><text:span text:style-name="T22">- Every time we embed an expression inside a double-quoted string we are doing meta-programming.</text:span></text:p>
            <text:p><text:span text:style-name="T2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width" smil:values="width*0.05;width" smil:keyTimes="0;1"/>
                  <anim:animate smil:dur="0.5s" smil:fill="hold" smil:targetElement="id35" anim:sub-item="text" smil:attributeName="height" smil:values="height;height" smil:keyTimes="0;1"/>
                  <anim:animate smil:dur="0.5s" smil:fill="hold" smil:targetElement="id35" anim:sub-item="text" smil:attributeName="x" smil:values="x-.2;x" smil:keyTimes="0;1"/>
                  <anim:animate smil:dur="0.5s" smil:fill="hold" smil:targetElement="id35" anim:sub-item="text" smil:attributeName="y" smil:values="y;y" smil:keyTimes="0;1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width*0.05;width" smil:keyTimes="0;1"/>
                  <anim:animate smil:dur="0.5s" smil:fill="hold" smil:targetElement="id36" anim:sub-item="text" smil:attributeName="height" smil:values="height;height" smil:keyTimes="0;1"/>
                  <anim:animate smil:dur="0.5s" smil:fill="hold" smil:targetElement="id36" anim:sub-item="text" smil:attributeName="x" smil:values="x-.2;x" smil:keyTimes="0;1"/>
                  <anim:animate smil:dur="0.5s" smil:fill="hold" smil:targetElement="id36" anim:sub-item="text" smil:attributeName="y" smil:values="y;y" smil:keyTimes="0;1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width" smil:values="width*0.05;width" smil:keyTimes="0;1"/>
                  <anim:animate smil:dur="0.5s" smil:fill="hold" smil:targetElement="id37" anim:sub-item="text" smil:attributeName="height" smil:values="height;height" smil:keyTimes="0;1"/>
                  <anim:animate smil:dur="0.5s" smil:fill="hold" smil:targetElement="id37" anim:sub-item="text" smil:attributeName="x" smil:values="x-.2;x" smil:keyTimes="0;1"/>
                  <anim:animate smil:dur="0.5s" smil:fill="hold" smil:targetElement="id37" anim:sub-item="text" smil:attributeName="y" smil:values="y;y" smil:keyTimes="0;1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width" smil:values="width*0.05;width" smil:keyTimes="0;1"/>
                  <anim:animate smil:dur="0.5s" smil:fill="hold" smil:targetElement="id38" anim:sub-item="text" smil:attributeName="height" smil:values="height;height" smil:keyTimes="0;1"/>
                  <anim:animate smil:dur="0.5s" smil:fill="hold" smil:targetElement="id38" anim:sub-item="text" smil:attributeName="x" smil:values="x-.2;x" smil:keyTimes="0;1"/>
                  <anim:animate smil:dur="0.5s" smil:fill="hold" smil:targetElement="id38" anim:sub-item="text" smil:attributeName="y" smil:values="y;y" smil:keyTimes="0;1"/>
                  <anim:transitionFilter smil:dur="0.5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width" smil:values="width*0.05;width" smil:keyTimes="0;1"/>
                  <anim:animate smil:dur="0.5s" smil:fill="hold" smil:targetElement="id39" anim:sub-item="text" smil:attributeName="height" smil:values="height;height" smil:keyTimes="0;1"/>
                  <anim:animate smil:dur="0.5s" smil:fill="hold" smil:targetElement="id39" anim:sub-item="text" smil:attributeName="x" smil:values="x-.2;x" smil:keyTimes="0;1"/>
                  <anim:animate smil:dur="0.5s" smil:fill="hold" smil:targetElement="id39" anim:sub-item="text" smil:attributeName="y" smil:values="y;y" smil:keyTimes="0;1"/>
                  <anim:transitionFilter smil:dur="0.5s" smil:targetElement="id3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9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gr30" draw:text-style-name="P5" draw:layer="layout" svg:width="30.178cm" svg:height="7.871cm" svg:x="1.725cm" svg:y="4.5cm">
          <draw:text-box>
            <text:p><text:span text:style-name="T6">"Learning Ruby isn’t like scaling a mountain</text:span></text:p>
            <text:p><text:span text:style-name="T6">It’s more like exploring a plain." </text:span></text:p>
            <text:p><text:span text:style-name="T6"/></text:p>
            <text:p><text:span text:style-name="T6"/></text:p>
            <text:p><text:span text:style-name="T8">- David Black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0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draw:frame draw:style-name="gr31" draw:text-style-name="P13" draw:layer="layout" svg:width="21.5cm" svg:height="1.944cm" svg:x="3cm" svg:y="2.556cm">
          <draw:text-box>
            <text:p><text:span text:style-name="T16">Exploring the plain</text:span></text:p>
          </draw:text-box>
        </draw:frame>
        <draw:custom-shape draw:style-name="gr32" draw:text-style-name="P20" draw:layer="layout" svg:width="5.759cm" svg:height="1.023cm" svg:x="2.118cm" svg:y="5.293cm">
          <text:p text:style-name="P19"><text:span text:style-name="T23">define_method</text:span></text:p>
          <draw:enhanced-geometry svg:viewBox="0 0 21600 21600" draw:type="mso-spt202" draw:enhanced-path="M 0 0 L 21600 0 21600 21600 0 21600 0 0 Z N"/>
        </draw:custom-shape>
        <draw:custom-shape draw:style-name="gr33" draw:text-style-name="P20" draw:layer="layout" svg:width="7.453cm" svg:height="1.023cm" svg:x="9.949cm" svg:y="5.293cm">
          <text:p text:style-name="P19"><text:span text:style-name="T23">method_missing</text:span></text:p>
          <draw:enhanced-geometry svg:viewBox="0 0 21600 21600" draw:type="mso-spt202" draw:enhanced-path="M 0 0 L 21600 0 21600 21600 0 21600 0 0 Z N"/>
        </draw:custom-shape>
        <draw:custom-shape draw:style-name="gr34" draw:text-style-name="P20" draw:layer="layout" svg:width="7.453cm" svg:height="1.023cm" svg:x="9.949cm" svg:y="5.293cm">
          <text:p text:style-name="P19"><text:span text:style-name="T23">method_missing</text:span></text:p>
          <draw:enhanced-geometry svg:viewBox="0 0 21600 21600" draw:type="mso-spt202" draw:enhanced-path="M 0 0 L 21600 0 21600 21600 0 21600 0 0 Z N"/>
        </draw:custom-shape>
        <draw:custom-shape draw:style-name="gr35" draw:text-style-name="P20" draw:layer="layout" svg:width="5.292cm" svg:height="1.023cm" svg:x="18.203cm" svg:y="5.928cm">
          <text:p text:style-name="P19"><text:span text:style-name="T23">class_eval</text:span></text:p>
          <draw:enhanced-geometry svg:viewBox="0 0 21600 21600" draw:type="mso-spt202" draw:enhanced-path="M 0 0 L 21600 0 21600 21600 0 21600 0 0 Z N"/>
        </draw:custom-shape>
        <draw:custom-shape draw:style-name="gr36" draw:text-style-name="P20" draw:layer="layout" svg:width="5.767cm" svg:height="1.785cm" svg:x="4.233cm" svg:y="7.198cm">
          <text:p text:style-name="P19"><text:span text:style-name="T23">method_added</text:span></text:p>
          <draw:enhanced-geometry svg:viewBox="0 0 21600 21600" draw:type="mso-spt202" draw:enhanced-path="M 0 0 L 21600 0 21600 21600 0 21600 0 0 Z N"/>
        </draw:custom-shape>
        <draw:custom-shape draw:style-name="gr37" draw:text-style-name="P20" draw:layer="layout" svg:width="5.292cm" svg:height="1.023cm" svg:x="12.488cm" svg:y="8.044cm">
          <text:p text:style-name="P19"><text:span text:style-name="T23">instance_eval</text:span></text:p>
          <draw:enhanced-geometry svg:viewBox="0 0 21600 21600" draw:type="mso-spt202" draw:enhanced-path="M 0 0 L 21600 0 21600 21600 0 21600 0 0 Z N"/>
        </draw:custom-shape>
        <draw:custom-shape draw:style-name="gr38" draw:text-style-name="P20" draw:layer="layout" svg:width="5.08cm" svg:height="1.023cm" svg:x="19.05cm" svg:y="8.468cm">
          <text:p text:style-name="P19"><text:span text:style-name="T23">block.binding</text:span></text:p>
          <draw:enhanced-geometry svg:viewBox="0 0 21600 21600" draw:type="mso-spt202" draw:enhanced-path="M 0 0 L 21600 0 21600 21600 0 21600 0 0 Z N"/>
        </draw:custom-shape>
        <draw:custom-shape draw:style-name="gr39" draw:text-style-name="P20" draw:layer="layout" svg:width="5.08cm" svg:height="1.023cm" svg:x="19.05cm" svg:y="8.468cm">
          <text:p text:style-name="P19"><text:span text:style-name="T23">block.binding</text:span></text:p>
          <draw:enhanced-geometry svg:viewBox="0 0 21600 21600" draw:type="mso-spt202" draw:enhanced-path="M 0 0 L 21600 0 21600 21600 0 21600 0 0 Z N"/>
        </draw:custom-shape>
        <draw:custom-shape draw:style-name="gr40" draw:text-style-name="P20" draw:layer="layout" svg:width="5.377cm" svg:height="1.023cm" svg:x="2.5cm" svg:y="10cm">
          <text:p text:style-name="P19"><text:span text:style-name="T23">class &lt;&lt; self</text:span></text:p>
          <draw:enhanced-geometry svg:viewBox="0 0 21600 21600" draw:type="mso-spt202" draw:enhanced-path="M 0 0 L 21600 0 21600 21600 0 21600 0 0 Z N"/>
        </draw:custom-shape>
        <draw:custom-shape draw:style-name="gr41" draw:text-style-name="P20" draw:layer="layout" svg:width="5.759cm" svg:height="1.023cm" svg:x="3.811cm" svg:y="11.431cm">
          <text:p text:style-name="P19"><text:span text:style-name="T23">alias_method</text:span></text:p>
          <draw:enhanced-geometry svg:viewBox="0 0 21600 21600" draw:type="mso-spt202" draw:enhanced-path="M 0 0 L 21600 0 21600 21600 0 21600 0 0 Z N"/>
        </draw:custom-shape>
        <draw:custom-shape draw:style-name="gr42" draw:text-style-name="P20" draw:layer="layout" svg:width="7.452cm" svg:height="1.023cm" svg:x="8.89cm" svg:y="12.701cm">
          <text:p text:style-name="P19"><text:span text:style-name="T23">instance_variable_get</text:span></text:p>
          <draw:enhanced-geometry svg:viewBox="0 0 21600 21600" draw:type="mso-spt202" draw:enhanced-path="M 0 0 L 21600 0 21600 21600 0 21600 0 0 Z N"/>
        </draw:custom-shape>
        <draw:custom-shape draw:style-name="gr43" draw:text-style-name="P20" draw:layer="layout" svg:width="8.255cm" svg:height="1.874cm" svg:x="6.139cm" svg:y="9.103cm">
          <text:p text:style-name="P19"><text:span text:style-name="T23">foo.send :ba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4" draw:text-style-name="P20" draw:layer="layout" svg:width="5.715cm" svg:height="1.023cm" svg:x="16.299cm" svg:y="11.431cm">
          <text:p text:style-name="P19"><text:span text:style-name="T23">Class.new</text:span></text:p>
          <draw:enhanced-geometry svg:viewBox="0 0 21600 21600" draw:type="mso-spt202" draw:enhanced-path="M 0 0 L 21600 0 21600 21600 0 21600 0 0 Z N"/>
        </draw:custom-shape>
        <draw:custom-shape draw:style-name="gr45" draw:text-style-name="P20" draw:layer="layout" svg:width="6.244cm" svg:height="1.785cm" svg:x="8.256cm" svg:y="15.341cm">
          <text:p text:style-name="P19"><text:span text:style-name="T23">method_removed</text:span></text:p>
          <draw:enhanced-geometry svg:viewBox="0 0 21600 21600" draw:type="mso-spt202" draw:enhanced-path="M 0 0 L 21600 0 21600 21600 0 21600 0 0 Z N"/>
        </draw:custom-shape>
        <draw:custom-shape draw:style-name="gr46" draw:text-style-name="P20" draw:layer="layout" svg:width="5.08cm" svg:height="1.023cm" svg:x="16.51cm" svg:y="16.088cm">
          <text:p text:style-name="P19"><text:span text:style-name="T23">block.call</text:span></text:p>
          <draw:enhanced-geometry svg:viewBox="0 0 21600 21600" draw:type="mso-spt202" draw:enhanced-path="M 0 0 L 21600 0 21600 21600 0 21600 0 0 Z N"/>
        </draw:custom-shape>
        <draw:custom-shape draw:style-name="gr47" draw:text-style-name="P20" draw:layer="layout" svg:width="7.452cm" svg:height="1.023cm" svg:x="2.54cm" svg:y="16.723cm">
          <text:p text:style-name="P19"><text:span text:style-name="T23">instance_variable_set</text:span></text:p>
          <draw:enhanced-geometry svg:viewBox="0 0 21600 21600" draw:type="mso-spt202" draw:enhanced-path="M 0 0 L 21600 0 21600 21600 0 21600 0 0 Z N"/>
        </draw:custom-shape>
        <draw:custom-shape draw:style-name="gr48" draw:text-style-name="P20" draw:layer="layout" svg:width="2.116cm" svg:height="1.023cm" svg:x="11.007cm" svg:y="10.584cm">
          <text:p text:style-name="P19"><text:span text:style-name="T23">eval</text:span></text:p>
          <draw:enhanced-geometry svg:viewBox="0 0 21600 21600" draw:type="mso-spt202" draw:enhanced-path="M 0 0 L 21600 0 21600 21600 0 21600 0 0 Z N"/>
        </draw:custom-shape>
        <draw:custom-shape draw:style-name="gr49" draw:text-style-name="P20" draw:layer="layout" svg:width="7.452cm" svg:height="1.023cm" svg:x="8.89cm" svg:y="12.701cm">
          <text:p text:style-name="P19"><text:span text:style-name="T23">instance_variable_get</text:span></text:p>
          <draw:enhanced-geometry svg:viewBox="0 0 21600 21600" draw:type="mso-spt202" draw:enhanced-path="M 0 0 L 21600 0 21600 21600 0 21600 0 0 Z N"/>
        </draw:custom-shape>
        <draw:custom-shape draw:style-name="gr50" draw:text-style-name="P20" draw:layer="layout" svg:width="7.918cm" svg:height="1.785cm" svg:x="16cm" svg:y="13.548cm">
          <text:p text:style-name="P19"><text:span text:style-name="T23">Foo.instance_method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56cm" svg:height="11.135cm" svg:x="3.071cm" svg:y="2.256cm" draw:page-number="21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draw:frame draw:style-name="gr51" draw:text-style-name="P5" draw:layer="layout" svg:width="13.961cm" svg:height="5.299cm" svg:x="6cm" svg:y="2cm">
          <draw:text-box>
            <text:p><text:span text:style-name="T6">Object Introspection:</text:span></text:p>
            <text:p><text:span text:style-name="T6"/></text:p>
            <text:p><text:span text:style-name="T24">Instance Variables</text:span></text:p>
          </draw:text-box>
        </draw:frame>
        <draw:frame draw:style-name="gr52" draw:text-style-name="P14" draw:layer="layout" svg:width="15.355cm" svg:height="1.271cm" svg:x="4cm" svg:y="11.5cm">
          <draw:text-box>
            <text:p><text:span text:style-name="T18"><text:s/></text:span><text:span text:style-name="T18">instance_variable_set</text:span></text:p>
          </draw:text-box>
        </draw:frame>
        <draw:frame draw:style-name="gr53" draw:layer="layout" svg:width="8.998cm" svg:height="1.272cm" svg:x="4.305cm" svg:y="9.856cm">
          <draw:text-box>
            <text:p><text:span text:style-name="T18">instance_variable_get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2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>
        <office:forms form:automatic-focus="false" form:apply-design-mode="false"/>
        <draw:frame draw:style-name="gr2" draw:text-style-name="P21" draw:layer="layout" svg:width="11.094cm" svg:height="1.775cm" svg:x="8cm" svg:y="2cm">
          <draw:text-box>
            <text:p><text:span text:style-name="T25">Dynamic methods</text:span></text:p>
          </draw:text-box>
        </draw:frame>
        <draw:frame draw:style-name="gr54" draw:text-style-name="P17" draw:layer="layout" svg:width="23.066cm" svg:height="6.881cm" svg:x="3.5cm" svg:y="6cm">
          <draw:text-box>
            <text:p><text:span text:style-name="T21">- Some times We need to compute the name of method into string.</text:span></text:p>
            <text:p text:id="id40"><text:span text:style-name="T21">- We do not know name of the <text:s/>method that will be called.</text:span></text:p>
            <text:p><text:span text:style-name="T21"/></text:p>
            <text:p><text:span text:style-name="T21"><text:tab/></text:span><text:span text:style-name="T26">Send method</text:span></text:p>
          </draw:text-box>
        </draw:frame>
        <draw:frame draw:style-name="gr55" draw:text-style-name="P22" draw:layer="layout" svg:width="21.715cm" svg:height="3.5cm" svg:x="4.5cm" svg:y="14cm">
          <draw:text-box>
            <text:p text:id="id41"><text:span text:style-name="T22">Calling private methods of a class(point less to d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</anim:par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fade-in-and-swivel" smil:targetElement="id41" anim:sub-item="text" anim:iterate-type="by-letter" anim:iterate-interval="0.2s">
                  <anim:set smil:begin="0s" smil:dur="0.001s" smil:fill="hold" smil:attributeName="visibility" smil:to="visible"/>
                  <anim:transitionFilter smil:dur="2s" smil:type="fade" smil:subtype="crossfade"/>
                  <anim:animate smil:dur="2s" smil:fill="hold" smil:attributeName="width" smil:values="0;1" smil:keyTimes="0;1" anim:formula="width*sin(2.5*pi*$)"/>
                  <anim:animate smil:dur="2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3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>
        <office:forms form:automatic-focus="false" form:apply-design-mode="false"/>
        <draw:frame draw:style-name="gr56" draw:layer="layout" svg:width="25.188cm" svg:height="20.245cm" svg:x="2.812cm" svg:y="0.5cm">
          <draw:text-box>
            <text:p><text:span text:style-name="T27"/></text:p>
            <text:p><text:span text:style-name="T27">Parameterized method(Rails ex)</text:span></text:p>
            <text:p><text:span text:style-name="T27"/></text:p>
            <text:p><text:span text:style-name="T27">Controller:</text:span></text:p>
            <text:p><text:span text:style-name="T27"/></text:p>
            <text:p><text:span text:style-name="T27">@user <text:s/>= User.new(“scot”)</text:span></text:p>
            <text:p><text:span text:style-name="T20"/></text:p>
            <text:p><text:span text:style-name="T20">View:</text:span></text:p>
            <text:p><text:span text:style-name="T20"/></text:p>
            <text:p><text:span text:style-name="T20">&lt;%= text_field :person, :name %&gt;</text:span></text:p>
            <text:p><text:span text:style-name="T20"/></text:p>
            <text:p text:id="id42"><text:span text:style-name="T20"><text:tab/></text:span><text:span text:style-name="T21">def text_field(obj, method)</text:span></text:p>
            <text:p text:id="id43"><text:span text:style-name="T21"><text:tab/></text:span><text:span text:style-name="T21"><text:tab/></text:span><text:span text:style-name="T21">iv = instance_variable_get "@#{obj}"</text:span></text:p>
            <text:p text:id="id44"><text:span text:style-name="T21"><text:tab/></text:span><text:span text:style-name="T21"><text:tab/></text:span><text:span text:style-name="T21">val = iv.send(method)</text:span></text:p>
            <text:p text:id="id45"><text:span text:style-name="T21"><text:tab/></text:span><text:span text:style-name="T21"><text:tab/></text:span><text:span text:style-name="T21">"&lt;input type='text' value='#{val}'&gt;"</text:span></text:p>
            <text:p text:id="id46"><text:span text:style-name="T21"><text:tab/></text:span><text:span text:style-name="T21">end</text:span></text:p>
            <text:p text:id="id47"><text:span text:style-name="T2"><text:tab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enter-revolve">
                  <anim:set smil:begin="0s" smil:dur="0.001s" smil:fill="hold" smil:targetElement="id42" anim:sub-item="text" smil:attributeName="visibility" smil:to="visible"/>
                  <anim:transitionFilter smil:dur="0.1s" smil:targetElement="id42" anim:sub-item="text" smil:type="fade" smil:subtype="crossfade"/>
                  <anim:animate smil:dur="0.4s" smil:fill="hold" smil:targetElement="id42" anim:sub-item="text" smil:attributeName="x" smil:values="x;x" smil:keyTimes="0;1"/>
                  <anim:animate smil:dur="0.4s" smil:fill="hold" smil:targetElement="id42" anim:sub-item="text" smil:attributeName="y" smil:values="y+0.31;y+0.31" smil:keyTimes="0;1"/>
                  <anim:animate smil:begin="0.4s" smil:dur="0.6s" smil:fill="hold" smil:decelerate="0.5" smil:targetElement="id42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2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3" anim:sub-item="text" smil:attributeName="visibility" smil:to="visible"/>
                  <anim:transitionFilter smil:dur="0.1s" smil:targetElement="id43" anim:sub-item="text" smil:type="fade" smil:subtype="crossfade"/>
                  <anim:animate smil:dur="0.4s" smil:fill="hold" smil:targetElement="id43" anim:sub-item="text" smil:attributeName="x" smil:values="x;x" smil:keyTimes="0;1"/>
                  <anim:animate smil:dur="0.4s" smil:fill="hold" smil:targetElement="id43" anim:sub-item="text" smil:attributeName="y" smil:values="y+0.31;y+0.31" smil:keyTimes="0;1"/>
                  <anim:animate smil:begin="0.4s" smil:dur="0.6s" smil:fill="hold" smil:decelerate="0.5" smil:targetElement="id43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3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4" anim:sub-item="text" smil:attributeName="visibility" smil:to="visible"/>
                  <anim:transitionFilter smil:dur="0.1s" smil:targetElement="id44" anim:sub-item="text" smil:type="fade" smil:subtype="crossfade"/>
                  <anim:animate smil:dur="0.4s" smil:fill="hold" smil:targetElement="id44" anim:sub-item="text" smil:attributeName="x" smil:values="x;x" smil:keyTimes="0;1"/>
                  <anim:animate smil:dur="0.4s" smil:fill="hold" smil:targetElement="id44" anim:sub-item="text" smil:attributeName="y" smil:values="y+0.31;y+0.31" smil:keyTimes="0;1"/>
                  <anim:animate smil:begin="0.4s" smil:dur="0.6s" smil:fill="hold" smil:decelerate="0.5" smil:targetElement="id44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4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5" anim:sub-item="text" smil:attributeName="visibility" smil:to="visible"/>
                  <anim:transitionFilter smil:dur="0.1s" smil:targetElement="id45" anim:sub-item="text" smil:type="fade" smil:subtype="crossfade"/>
                  <anim:animate smil:dur="0.4s" smil:fill="hold" smil:targetElement="id45" anim:sub-item="text" smil:attributeName="x" smil:values="x;x" smil:keyTimes="0;1"/>
                  <anim:animate smil:dur="0.4s" smil:fill="hold" smil:targetElement="id45" anim:sub-item="text" smil:attributeName="y" smil:values="y+0.31;y+0.31" smil:keyTimes="0;1"/>
                  <anim:animate smil:begin="0.4s" smil:dur="0.6s" smil:fill="hold" smil:decelerate="0.5" smil:targetElement="id45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5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6" anim:sub-item="text" smil:attributeName="visibility" smil:to="visible"/>
                  <anim:transitionFilter smil:dur="0.1s" smil:targetElement="id46" anim:sub-item="text" smil:type="fade" smil:subtype="crossfade"/>
                  <anim:animate smil:dur="0.4s" smil:fill="hold" smil:targetElement="id46" anim:sub-item="text" smil:attributeName="x" smil:values="x;x" smil:keyTimes="0;1"/>
                  <anim:animate smil:dur="0.4s" smil:fill="hold" smil:targetElement="id46" anim:sub-item="text" smil:attributeName="y" smil:values="y+0.31;y+0.31" smil:keyTimes="0;1"/>
                  <anim:animate smil:begin="0.4s" smil:dur="0.6s" smil:fill="hold" smil:decelerate="0.5" smil:targetElement="id46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6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1s" smil:fill="hold" smil:targetElement="id47" anim:sub-item="text" smil:attributeName="visibility" smil:to="visible"/>
                  <anim:transitionFilter smil:dur="0.1s" smil:targetElement="id47" anim:sub-item="text" smil:type="fade" smil:subtype="crossfade"/>
                  <anim:animate smil:dur="0.4s" smil:fill="hold" smil:targetElement="id47" anim:sub-item="text" smil:attributeName="x" smil:values="x;x" smil:keyTimes="0;1"/>
                  <anim:animate smil:dur="0.4s" smil:fill="hold" smil:targetElement="id47" anim:sub-item="text" smil:attributeName="y" smil:values="y+0.31;y+0.31" smil:keyTimes="0;1"/>
                  <anim:animate smil:begin="0.4s" smil:dur="0.6s" smil:fill="hold" smil:decelerate="0.5" smil:targetElement="id47" anim:sub-item="text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47" anim:sub-item="text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4" presentation:class="page"/>
          <draw:frame presentation:style-name="pr1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>
        <office:forms form:automatic-focus="false" form:apply-design-mode="false"/>
        <draw:frame draw:style-name="gr57" draw:text-style-name="P17" draw:layer="layout" svg:width="26cm" svg:height="10.5cm" svg:x="0.5cm" svg:y="5.5cm">
          <draw:text-box>
            <text:p><text:span text:style-name="T21">Dynamic (meta-programming) features are ubiquitous in Ruby. </text:span></text:p>
            <text:p><text:span text:style-name="T21"><text:s/></text:span></text:p>
            <text:p text:id="id48"><text:span text:style-name="T21">for example, attribute accessors: passing a symbol (such as :name) to the attr_accessor method causes two methods (name and name=) to be created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5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>
        <office:forms form:automatic-focus="false" form:apply-design-mode="false"/>
        <draw:frame draw:style-name="gr2" draw:text-style-name="P6" draw:layer="layout" svg:width="16.034cm" svg:height="1.614cm" svg:x="6.5cm" svg:y="4cm">
          <draw:text-box>
            <text:p><text:span text:style-name="T9">Welcome to the family of eval</text:span></text:p>
          </draw:text-box>
        </draw:frame>
        <draw:frame draw:style-name="gr58" draw:text-style-name="P23" draw:layer="layout" svg:width="11.944cm" svg:height="6.807cm" svg:x="8.058cm" svg:y="6.614cm">
          <draw:text-box>
            <text:p text:id="id49"><text:span text:style-name="T28"/></text:p>
            <text:p><text:span text:style-name="T29"/></text:p>
            <text:p text:id="id50"><text:span text:style-name="T29">- eval </text:span></text:p>
            <text:p><text:span text:style-name="T29"/></text:p>
            <text:p text:id="id51"><text:span text:style-name="T29">- instance_eval </text:span></text:p>
            <text:p><text:span text:style-name="T29"/></text:p>
            <text:p text:id="id52"><text:span text:style-name="T29">- class_ev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6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oranssi">
        <office:forms form:automatic-focus="false" form:apply-design-mode="false"/>
        <draw:frame draw:style-name="gr2" draw:text-style-name="P17" draw:layer="layout" svg:width="2.233cm" svg:height="1.356cm" svg:x="5.5cm" svg:y="3.5cm">
          <draw:text-box>
            <text:p><text:span text:style-name="T21">eval</text:span></text:p>
          </draw:text-box>
        </draw:frame>
        <draw:frame draw:style-name="gr59" draw:text-style-name="P16" draw:id="id53" draw:layer="layout" svg:width="23.078cm" svg:height="2.5cm" svg:x="3cm" svg:y="6cm">
          <draw:text-box>
            <text:p><text:span text:style-name="T20">“</text:span><text:span text:style-name="T20">How do I write a method and give it a name someone types in?”</text:span></text:p>
          </draw:text-box>
        </draw:frame>
        <draw:frame draw:style-name="gr2" draw:layer="layout" svg:width="11.998cm" svg:height="3.315cm" svg:x="5cm" svg:y="11.185cm">
          <draw:text-box>
            <text:p text:id="id54"><text:tab/><text:tab/>print "Method name: "</text:p>
            <text:p text:id="id55"><text:tab/><text:tab/>m = gets.chomp</text:p>
            <text:p text:id="id56"><text:tab/><text:tab/>eval("def #{m}; puts 'Hi!'; end")</text:p>
            <text:p text:id="id57"><text:tab/><text:tab/>eval(m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colored-lettering" smil:targetElement="id53" anim:sub-item="text" anim:iterate-type="by-letter" anim:iterate-interval="0.04s">
                  <anim:set smil:begin="0s" smil:dur="0.025s" smil:fill="hold" smil:attributeName="visibility" smil:to="visible"/>
                  <anim:animate smil:dur="2s" smil:attributeName="color" smil:values="#333399;#009999" smil:keyTimes="0;0.5" smil:calcMode="discrete"/>
                  <anim:animate smil:dur="2s" smil:attributeName="fill-color" smil:values="#333399;#009999" smil:keyTimes="0;0.5" smil:calcMode="discrete"/>
                  <anim:set smil:dur="2s" smil:attributeName="fill" smil:to="soli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7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8" draw:style-name="dp1" draw:master-page-name="oranssi">
        <office:forms form:automatic-focus="false" form:apply-design-mode="false"/>
        <draw:frame draw:style-name="gr60" draw:text-style-name="P1" draw:layer="layout" svg:width="8.5cm" svg:height="2cm" svg:x="8cm" svg:y="3.5cm">
          <draw:text-box>
            <text:p><text:span text:style-name="T1">instance_eval</text:span></text:p>
          </draw:text-box>
        </draw:frame>
        <draw:frame draw:style-name="gr61" draw:text-style-name="P24" draw:layer="layout" svg:width="21.822cm" svg:height="6.371cm" svg:x="2.678cm" svg:y="5.629cm">
          <draw:text-box>
            <text:p><text:span text:style-name="T30">- The instance_eval method is called from a </text:span></text:p>
            <text:p><text:span text:style-name="T30">specific object.</text:span></text:p>
            <text:p><text:span text:style-name="T30">- We can access object instance variables</text:span></text:p>
            <text:p><text:span text:style-name="T30">- When we define define methods inside the block;</text:span></text:p>
            <text:p><text:span text:style-name="T30"><text:tab/></text:span><text:span text:style-name="T30">They are singleton methods.</text:span></text:p>
            <text:p><text:span text:style-name="T30"/></text:p>
          </draw:text-box>
        </draw:frame>
        <draw:frame draw:style-name="gr62" draw:text-style-name="P25" draw:layer="layout" svg:width="13cm" svg:height="8.046cm" svg:x="4cm" svg:y="13cm">
          <draw:text-box>
            <text:p text:id="id58"><text:span text:style-name="T31">class Test</text:span></text:p>
            <text:p text:id="id59"><text:span text:style-name="T31"><text:s/></text:span><text:span text:style-name="T31">def initialize</text:span></text:p>
            <text:p text:id="id60"><text:span text:style-name="T31"><text:tab/></text:span><text:span text:style-name="T31">@x = 1</text:span></text:p>
            <text:p text:id="id61"><text:span text:style-name="T31"><text:s/></text:span><text:span text:style-name="T31">end</text:span></text:p>
            <text:p text:id="id62"><text:span text:style-name="T31">end</text:span></text:p>
            <text:p text:id="id63"><text:span text:style-name="T31">t = Test.new</text:span></text:p>
            <text:p text:id="id64"><text:span text:style-name="T31">t.instance_eval { puts @x 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8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9" draw:style-name="dp1" draw:master-page-name="oranssi">
        <office:forms form:automatic-focus="false" form:apply-design-mode="false"/>
        <draw:frame draw:style-name="gr2" draw:text-style-name="P17" draw:layer="layout" svg:width="4.731cm" svg:height="1.356cm" svg:x="9.5cm" svg:y="3.5cm">
          <draw:text-box>
            <text:p><text:span text:style-name="T21">class_eval</text:span></text:p>
          </draw:text-box>
        </draw:frame>
        <draw:frame draw:style-name="gr63" draw:text-style-name="P16" draw:layer="layout" svg:width="23cm" svg:height="4.671cm" svg:x="4.5cm" svg:y="6.5cm">
          <draw:text-box>
            <text:p><text:span text:style-name="T20">- The class_eval is called from specfic class object</text:span></text:p>
            <text:p><text:span text:style-name="T20">- Used to add instance methods</text:span></text:p>
            <text:p><text:span text:style-name="T20">- Can be used to access class variables</text:span></text:p>
            <text:p><text:span text:style-name="T20"/></text:p>
          </draw:text-box>
        </draw:frame>
        <draw:frame draw:style-name="gr64" draw:layer="layout" svg:width="15.5cm" svg:height="6.879cm" svg:x="8cm" svg:y="12.5cm">
          <draw:text-box>
            <text:p text:id="id65">test = Class.new</text:p>
            <text:p text:id="id66">test.class_eval do</text:p>
            <text:p text:id="id67"><text:tab/>def some_method</text:p>
            <text:p text:id="id68"><text:tab/><text:tab/>puts "Created in class_eval"</text:p>
            <text:p text:id="id69"><text:tab/>end</text:p>
            <text:p text:id="id70">end</text:p>
            <text:p text:id="id71">t = test.new</text:p>
            <text:p text:id="id72">t.some_metho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29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0" draw:style-name="dp1" draw:master-page-name="oranssi">
        <office:forms form:automatic-focus="false" form:apply-design-mode="false"/>
        <draw:frame draw:style-name="gr25" draw:text-style-name="P17" draw:layer="layout" svg:width="16cm" svg:height="5.776cm" svg:x="7cm" svg:y="3.439cm">
          <draw:text-box>
            <text:p><text:span text:style-name="T21"><text:s/></text:span><text:span text:style-name="T21">attr_accessor :name</text:span></text:p>
            <text:p><text:span text:style-name="T32"/></text:p>
            <text:p><text:span text:style-name="T32"><text:s/></text:span><text:span text:style-name="T32">- creating setter and getter method</text:span></text:p>
            <text:p><text:span text:style-name="T32"><text:tab/></text:span><text:span text:style-name="T32">name and name=</text:span></text:p>
            <text:p><text:span text:style-name="T21"/></text:p>
          </draw:text-box>
        </draw:frame>
        <presentation:notes draw:style-name="dp2">
          <draw:page-thumbnail draw:style-name="gr3" draw:layer="layout" svg:width="14.856cm" svg:height="11.135cm" svg:x="3.071cm" svg:y="2.256cm" draw:page-number="30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1" draw:style-name="dp1" draw:master-page-name="oranssi">
        <office:forms form:automatic-focus="false" form:apply-design-mode="false"/>
        <draw:frame draw:style-name="gr2" draw:text-style-name="P6" draw:layer="layout" svg:width="9.866cm" svg:height="5.703cm" svg:x="8.5cm" svg:y="7cm">
          <draw:text-box>
            <text:p><text:span text:style-name="T9">Thanks.</text:span></text:p>
            <text:p><text:span text:style-name="T9"/></text:p>
            <text:p><text:span text:style-name="T9"/></text:p>
            <text:p><text:span text:style-name="T9">To be continued...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31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2" draw:style-name="dp1" draw:master-page-name="oranssi">
        <office:forms form:automatic-focus="false" form:apply-design-mode="false"/>
        <draw:frame draw:style-name="gr2" draw:text-style-name="P1" draw:layer="layout" svg:width="8.664cm" svg:height="1.437cm" svg:x="8cm" svg:y="5cm">
          <draw:text-box>
            <text:p><text:span text:style-name="T1">Questions, if any?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32" presentation:class="page"/>
          <draw:frame presentation:style-name="pr2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Kubuntu" xlink:href="Pictures/1000000000000640000004B0EBAB5C74.png" xlink:type="simple" xlink:show="embed" xlink:actuate="onLoad"/>
    <draw:fill-image draw:name="bluewithspiral" xlink:href="Pictures/100000000000032000000258B0456710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 text:animation="none" text:animation-direction="right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BlueKubuntu-background" style:family="presentation">
      <style:graphic-properties draw:stroke="none" draw:fill="bitmap" draw:fill-image-name="Kubuntu" draw:fill-image-width="100%" draw:fill-image-height="100%"/>
    </style:style>
    <style:style style:name="BlueKubuntu-backgroundobjects" style:family="presentation">
      <style:graphic-properties draw:shadow="hidden" draw:shadow-offset-x="0.3cm" draw:shadow-offset-y="0.3cm" draw:shadow-color="#808080"/>
    </style:style>
    <style:style style:name="BlueKubuntu-notes" style:family="presentation">
      <style:graphic-properties draw:stroke="none" draw:fill="none">
        <text:list-style style:name="BlueK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Kubuntu-outline1" style:family="presentation">
      <style:graphic-properties draw:stroke="none" draw:fill="none" draw:fill-image-name="Blue" draw:fill-image-width="0cm" draw:fill-image-height="0cm">
        <text:list-style style:name="BlueK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outline2" style:family="presentation" style:parent-style-name="BlueK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Kubuntu-outline3" style:family="presentation" style:parent-style-name="BlueK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Kubuntu-outline4" style:family="presentation" style:parent-style-name="BlueK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Kubuntu-outline5" style:family="presentation" style:parent-style-name="BlueK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Kubuntu-outline6" style:family="presentation" style:parent-style-name="BlueK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Kubuntu-outline7" style:family="presentation" style:parent-style-name="BlueK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Kubuntu-outline8" style:family="presentation" style:parent-style-name="BlueK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Kubuntu-outline9" style:family="presentation" style:parent-style-name="BlueK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Kubuntu-subtitle" style:family="presentation">
      <style:graphic-properties draw:stroke="none" draw:fill="none" draw:textarea-vertical-align="middle">
        <text:list-style style:name="BlueK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Kubuntu-title" style:family="presentation">
      <style:graphic-properties draw:stroke="none" draw:fill="none" draw:textarea-vertical-align="middle">
        <text:list-style style:name="BlueK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 style:name="Human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 draw:fill-image-name="Blue" draw:fill-image-width="0cm" draw:fill-image-height="0cm">
        <text:list-style style:name="Human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Ubuntu-subtitle" style:family="presentation">
      <style:graphic-properties draw:stroke="none" draw:fill="none" draw:textarea-vertical-align="middle">
        <text:list-style style:name="Human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Ubuntu-title" style:family="presentation">
      <style:graphic-properties draw:stroke="none" draw:fill="none" draw:textarea-vertical-align="middle">
        <text:list-style style:name="Human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zen_5f_tausta" draw:fill-image-width="100%" draw:fill-image-height="100%"/>
    </style:style>
    <style:style style:name="Mdp3" style:family="drawing-page">
      <style:drawing-page-properties draw:background-size="border" draw:fill="bitmap" draw:fill-image-name="Blue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Glossy2" draw:fill-image-width="100%" draw:fill-image-height="100%"/>
    </style:style>
    <style:style style:name="Mdp7" style:family="drawing-page">
      <style:drawing-page-properties draw:background-size="border" draw:fill="bitmap" draw:fill-image-name="Kubuntu" draw:fill-image-width="100%" draw:fill-image-height="100%"/>
    </style:style>
    <style:style style:name="Mdp8" style:family="drawing-page">
      <style:drawing-page-properties draw:background-size="border" draw:fill="bitmap" draw:fill-image-name="human_5f_backgound" draw:fill-image-width="100%" draw:fill-image-height="100%"/>
    </style:style>
    <style:style style:name="Mdp9" style:family="drawing-page">
      <style:drawing-page-properties draw:background-size="border" draw:fill="bitmap" draw:fill-image-name="bluewithspiral" draw:fill-image-width="0cm" draw:fill-image-height="0cm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armaa2-title">
      <style:graphic-properties draw:fill-color="#ffffff" draw:auto-grow-height="false" fo:min-height="3.507cm"/>
    </style:style>
    <style:style style:name="Mpr5" style:family="presentation" style:parent-style-name="harmaa2-outline1">
      <style:graphic-properties draw:fill-color="#ffffff" draw:auto-grow-height="false" fo:min-height="13.86cm"/>
    </style:style>
    <style:style style:name="Mpr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ue-title">
      <style:graphic-properties draw:fill-color="#ffffff" draw:auto-grow-height="false" fo:min-height="3.507cm"/>
    </style:style>
    <style:style style:name="Mpr10" style:family="presentation" style:parent-style-name="Blue-outline1">
      <style:graphic-properties draw:fill-color="#ffffff" draw:auto-grow-height="false" fo:min-height="13.86cm"/>
    </style:style>
    <style:style style:name="Mpr1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uman-title">
      <style:graphic-properties draw:fill-color="#ffffff" draw:auto-grow-height="false" fo:min-height="3.507cm"/>
    </style:style>
    <style:style style:name="Mpr20" style:family="presentation" style:parent-style-name="Human-outline1">
      <style:graphic-properties draw:fill-color="#ffffff" draw:auto-grow-height="false" fo:min-height="13.86cm"/>
    </style:style>
    <style:style style:name="Mpr2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Glossy-title">
      <style:graphic-properties draw:fill-color="#ffffff" draw:auto-grow-height="false" fo:min-height="3.507cm"/>
    </style:style>
    <style:style style:name="Mpr25" style:family="presentation" style:parent-style-name="Glossy-outline1">
      <style:graphic-properties draw:fill-color="#ffffff" draw:auto-grow-height="false" fo:min-height="13.86cm"/>
    </style:style>
    <style:style style:name="Mpr2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2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BlueKubuntu-title">
      <style:graphic-properties draw:fill-color="#ffffff" draw:auto-grow-height="false" fo:min-height="3.507cm"/>
    </style:style>
    <style:style style:name="Mpr36" style:family="presentation" style:parent-style-name="BlueKubuntu-outline1">
      <style:graphic-properties draw:fill-color="#ffffff" draw:auto-grow-height="false" fo:min-height="13.86cm"/>
    </style:style>
    <style:style style:name="Mpr37" style:family="presentation" style:parent-style-name="BlueKubuntu-backgroundobjects">
      <style:graphic-properties draw:stroke="none" draw:fill="none" draw:fill-color="#ffffff" draw:auto-grow-height="false" fo:min-height="1.449cm"/>
    </style:style>
    <style:style style:name="Mpr38" style:family="presentation" style:parent-style-name="BlueKubuntu-backgroundobjects">
      <style:graphic-properties draw:stroke="none" draw:fill="none" draw:fill-color="#ffffff" draw:auto-grow-height="false" fo:min-height="1.485cm"/>
    </style:style>
    <style:style style:name="Mpr39" style:family="presentation" style:parent-style-name="BlueKubuntu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HumanUbuntu-title">
      <style:graphic-properties draw:fill-color="#ffffff" draw:auto-grow-height="false" fo:min-height="3.507cm"/>
    </style:style>
    <style:style style:name="Mpr41" style:family="presentation" style:parent-style-name="HumanUbuntu-outline1">
      <style:graphic-properties draw:fill-color="#ffffff" draw:auto-grow-height="false" fo:min-height="13.86cm"/>
    </style:style>
    <style:style style:name="Mpr42" style:family="presentation" style:parent-style-name="HumanUbuntu-backgroundobjects">
      <style:graphic-properties draw:stroke="none" draw:fill="none" draw:fill-color="#ffffff" draw:auto-grow-height="false" fo:min-height="1.449cm"/>
    </style:style>
    <style:style style:name="Mpr43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Mpr44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6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47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2">
      <draw:frame presentation:style-name="Mpr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0.5cm" svg:x="11.261cm" svg:y="20.498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0.5cm" svg:x="0.5cm" svg:y="20.498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6" draw:layer="backgroundobjects" svg:width="6.523cm" svg:height="0.5cm" svg:x="20cm" svg:y="20.498cm" presentation:class="page-number">
        <draw:text-box>
          <text:p text:style-name="MP16"><text:span text:style-name="MT2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7" draw:text-style-name="MP14" draw:layer="backgroundobjects" svg:width="9.113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6" draw:layer="backgroundobjects" svg:width="9.113cm" svg:height="1.484cm" svg:x="11.885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8" draw:text-style-name="MP14" draw:layer="backgroundobjects" svg:width="9.113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6" draw:layer="backgroundobjects" svg:width="9.113cm" svg:height="1.484cm" svg:x="11.885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3">
      <draw:frame presentation:style-name="Mpr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4" draw:layer="backgroundobjects" svg:width="9.112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6" draw:layer="backgroundobjects" svg:width="9.112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3" draw:text-style-name="MP14" draw:layer="backgroundobjects" svg:width="9.112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6" draw:layer="backgroundobjects" svg:width="9.112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7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cm" svg:x="1.477cm" svg:y="19.998cm" presentation:class="date-time">
        <draw:text-box>
          <text:p text:style-name="MP14"><text:span text:style-name="MT3"><presentation:date-time/></text:span></text:p>
        </draw:text-box>
      </draw:frame>
      <draw:frame presentation:style-name="Mpr16" draw:text-style-name="MP15" draw:layer="backgroundobjects" svg:width="8.875cm" svg:height="1cm" svg:x="9.625cm" svg:y="19.998cm" presentation:class="footer">
        <draw:text-box>
          <text:p text:style-name="MP15"><text:span text:style-name="MT3"><presentation:footer/></text:span></text:p>
        </draw:text-box>
      </draw:frame>
      <draw:frame presentation:style-name="Mpr16" draw:text-style-name="MP16" draw:layer="backgroundobjects" svg:width="1.5cm" svg:height="1.448cm" svg:x="25.061cm" svg:y="19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17" draw:text-style-name="MP14" draw:layer="backgroundobjects" svg:width="9.113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6" draw:layer="backgroundobjects" svg:width="9.113cm" svg:height="1.484cm" svg:x="11.885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18" draw:text-style-name="MP14" draw:layer="backgroundobjects" svg:width="9.113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6" draw:layer="backgroundobjects" svg:width="9.113cm" svg:height="1.484cm" svg:x="11.885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9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4" draw:layer="backgroundobjects" svg:width="9.112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6" draw:layer="backgroundobjects" svg:width="9.112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3" draw:text-style-name="MP14" draw:layer="backgroundobjects" svg:width="9.112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6" draw:layer="backgroundobjects" svg:width="9.112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6">
      <draw:frame presentation:style-name="Mpr24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6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4" draw:layer="backgroundobjects" svg:width="9.112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16" draw:layer="backgroundobjects" svg:width="9.112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28" draw:text-style-name="MP14" draw:layer="backgroundobjects" svg:width="9.112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16" draw:layer="backgroundobjects" svg:width="9.112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29" draw:text-style-name="MP18" draw:layer="backgroundobjects" svg:width="28cm" svg:height="10.5cm" svg:x="0cm" svg:y="0.001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33" draw:text-style-name="MP14" draw:layer="backgroundobjects" svg:width="9.113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6" draw:layer="backgroundobjects" svg:width="9.113cm" svg:height="1.484cm" svg:x="11.885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34" draw:text-style-name="MP14" draw:layer="backgroundobjects" svg:width="9.113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6" draw:layer="backgroundobjects" svg:width="9.113cm" svg:height="1.484cm" svg:x="11.885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BlueKubuntu" style:page-layout-name="PM1" draw:style-name="Mdp7">
      <draw:frame presentation:style-name="Mpr35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3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7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7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7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BlueKubuntu-title" draw:layer="backgroundobjects" svg:width="14.848cm" svg:height="11.135cm" svg:x="3.075cm" svg:y="2.257cm" presentation:class="page"/>
        <draw:frame presentation:style-name="BlueKubuntu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14" draw:layer="backgroundobjects" svg:width="9.112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38" draw:text-style-name="MP16" draw:layer="backgroundobjects" svg:width="9.112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39" draw:text-style-name="MP14" draw:layer="backgroundobjects" svg:width="9.112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39" draw:text-style-name="MP16" draw:layer="backgroundobjects" svg:width="9.112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HumanUbuntu" style:page-layout-name="PM1" draw:style-name="Mdp8">
      <draw:frame presentation:style-name="Mpr40" draw:layer="backgroundobjects" svg:width="25.199cm" svg:height="3.506cm" svg:x="1.301cm" svg:y="0.001cm" presentation:class="title">
        <draw:text-box>
          <text:p text:style-name="MP4">Muokkaa otsikon tekstimuotoa napsauttamalla</text:p>
        </draw:text-box>
      </draw:frame>
      <draw:frame presentation:style-name="Mpr41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4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42" draw:text-style-name="MP16" draw:layer="backgroundobjects" svg:width="6.523cm" svg:height="1.448cm" svg:x="20.075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HumanUbuntu-title" draw:layer="backgroundobjects" svg:width="14.848cm" svg:height="11.135cm" svg:x="3.075cm" svg:y="2.257cm" presentation:class="page"/>
        <draw:frame presentation:style-name="HumanUbuntu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14" draw:layer="backgroundobjects" svg:width="9.112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43" draw:text-style-name="MP16" draw:layer="backgroundobjects" svg:width="9.112cm" svg:height="1.484cm" svg:x="11.886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44" draw:text-style-name="MP14" draw:layer="backgroundobjects" svg:width="9.112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44" draw:text-style-name="MP16" draw:layer="backgroundobjects" svg:width="9.112cm" svg:height="1.484cm" svg:x="11.886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9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45" draw:text-style-name="MP14" draw:layer="backgroundobjects" svg:width="6.523cm" svg:height="1.448cm" svg:x="1.6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45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45" draw:text-style-name="MP16" draw:layer="backgroundobjects" svg:width="6.523cm" svg:height="1.448cm" svg:x="20.076cm" svg:y="19.131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14" draw:layer="backgroundobjects" svg:width="9.113cm" svg:height="1.484cm" svg:x="0.001cm" svg:y="0.001cm" presentation:class="header">
          <draw:text-box>
            <text:p text:style-name="MP14"><text:span text:style-name="MT1"><presentation:header/></text:span></text:p>
          </draw:text-box>
        </draw:frame>
        <draw:frame presentation:style-name="Mpr46" draw:text-style-name="MP16" draw:layer="backgroundobjects" svg:width="9.113cm" svg:height="1.484cm" svg:x="11.885cm" svg:y="0.001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47" draw:text-style-name="MP14" draw:layer="backgroundobjects" svg:width="9.113cm" svg:height="1.484cm" svg:x="0.001cm" svg:y="28.214cm" presentation:class="footer">
          <draw:text-box>
            <text:p text:style-name="MP14"><text:span text:style-name="MT1"><presentation:footer/></text:span></text:p>
          </draw:text-box>
        </draw:frame>
        <draw:frame presentation:style-name="Mpr47" draw:text-style-name="MP16" draw:layer="backgroundobjects" svg:width="9.113cm" svg:height="1.484cm" svg:x="11.885cm" svg:y="28.214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KS </meta:initial-creator>
    <meta:creation-date>2010-08-14T18:01:56</meta:creation-date>
    <meta:editing-duration>PT28H54M45S</meta:editing-duration>
    <meta:editing-cycles>130</meta:editing-cycles>
    <dc:date>2010-08-28T11:52:06</dc:date>
    <dc:creator>PKS </dc:creator>
    <meta:generator>OpenOffice.org/3.1$Linux OpenOffice.org_project/310m19$Build-9420</meta:generator>
    <meta:document-statistic meta:object-count="277"/>
  </office:meta>
</office:document-meta>
</file>